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7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números, matemática</text:span></text:p>
      <text:p text:style-name="Standard">-<text:span text:style-name="T1">Música, instrumentos musicais</text:span></text:p>
      <text:p text:style-name="Standard">-<text:span text:style-name="T1">Culinária</text:span></text:p>
      <text:p text:style-name="Standard">-<text:span text:style-name="T1">Paciência em ensinar e ensinar bem assuntos que domino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4:08:07.375060215</meta:creation-date>
    <dc:date>2021-03-12T00:18:46.180445082</dc:date>
    <meta:editing-duration>PT31S</meta:editing-duration>
    <meta:editing-cycles>1</meta:editing-cycles>
    <meta:document-statistic meta:table-count="0" meta:image-count="0" meta:object-count="0" meta:page-count="1" meta:paragraph-count="4" meta:word-count="15" meta:character-count="115" meta:non-whitespace-character-count="104"/>
    <meta:generator>LibreOffice/6.4.6.2$Linux_X86_64 LibreOffice_project/40$Build-2</meta:generator>
  </office:meta>
</office:document-meta>
</file>